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DejaVu Sans Mono" fo:font-size="10pt"/>
    </style:style>
    <style:style style:family="text" style:name="T3" style:display-name="T3">
      <style:text-properties style:font-name="DejaVu Sans Mono" fo:font-size="10pt" fo:font-style="italic"/>
    </style:style>
    <style:style style:family="text" style:name="T4" style:display-name="T4">
      <style:text-properties fo:color="#000000" style:font-name="DejaVu Sans Mono" fo:font-size="10pt" fo:language="en" fo:country="US" fo:font-weight="normal"/>
    </style:style>
    <style:style style:family="text" style:name="T5" style:display-name="T5">
      <style:text-properties fo:color="#000000" style:font-name="DejaVu Sans Mono" fo:font-size="10pt" fo:language="en" fo:country="US" fo:font-style="italic" fo:font-weight="normal"/>
    </style:style>
    <style:style style:family="text" style:name="T6" style:display-name="T6">
      <style:text-properties fo:color="#000000" style:font-name="Liberation Serif" fo:font-size="12pt" fo:language="en" fo:country="US" fo:font-weight="normal"/>
    </style:style>
    <style:style style:family="text" style:name="T7" style:display-name="T7">
      <style:text-properties style:font-name="DejaVu Sans Mono" fo:font-size="9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parent-style-name="Text-body">
      <style:paragraph-properties fo:text-align="left"/>
    </style:style>
    <style:style style:family="paragraph" style:name="P8" style:display-name="P8" style:parent-style-name="Normal">
      <style:paragraph-properties fo:text-align="left"/>
    </style:style>
    <style:style style:family="paragraph" style:name="P9" style:display-name="P9" style:parent-style-name="Text-body">
      <style:paragraph-properties fo:text-align="left" style:writing-mode="lr"/>
    </style:style>
    <style:style style:family="paragraph" style:name="P10" style:display-name="P10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2: ‘unwrap’ function</text:p>
        <text:p text:style-name="P2"/>
        <text:p text:style-name="P3"/>
        <text:p text:style-name="P4">Version: 27 March 2013</text:p>
        <text:p text:style-name="P4">Author: Paul Bignier, Samuel Gougeon, Allan Cornet</text:p>
        <text:p text:style-name="P3">State: DRAFT</text:p>
        <text:p text:style-name="P3">Scilab-Version: Scilab 5.5.0</text:p>
        <text:p text:style-name="P3">Created: August 5<text:span text:style-name="T1">th</text:span>, 2011</text:p>
        <text:p text:style-name="P2"/>
        <text:p text:style-name="P3"/>
        <text:p text:style-name="P5">Abstract</text:p>
        <text:p text:style-name="P3">This document presents the new Scilab function “unwrap”.</text:p>
        <text:p text:style-name="P3"/>
        <text:p text:style-name="P5">Rationale</text:p>
        <text:p text:style-name="P6">‘unwrap’ ﻿corrects the radian phase angles in a vector <text:span text:style-name="T2">P</text:span> by adding multiples of <text:span text:style-name="T2">±2</text:span><text:span text:style-name="T3">π</text:span> when absolute jumps between consecutive elements of <text:span text:style-name="T2">P</text:span> are greater than or equal to the default jump tolerance of <text:span text:style-name="T2">π</text:span> radians. If <text:span text:style-name="T2">P</text:span> is a matrix, ‘unwrap’ operates columnwise. If <text:span text:style-name="T4">P</text:span> is a multidimensional array, it operates on the first nonsingleton dimension.</text:p>
        <text:p text:style-name="P6"/>
        <text:p text:style-name="P6"/>
        <text:p text:style-name="P6"/>
        <text:p text:style-name="P5">Technical aspects</text:p>
        <text:p text:style-name="P7">﻿A jump tolerance less than <text:span text:style-name="T4">π</text:span> has the same effect as a tolerance of <text:span text:style-name="T4">π</text:span>. For a tolerance less than <text:span text:style-name="T4">π</text:span>, if a jump is greater than the tolerance but less than <text:span text:style-name="T4">π</text:span>, adding <text:span text:style-name="T4">±2</text:span><text:span text:style-name="T5">π</text:span> would result in a jump larger than the existing one, so <text:span text:style-name="T6">‘unwrap’ </text:span>chooses the current point. If you want to eliminate jumps that are less than <text:span text:style-name="T4">π</text:span>, try using a finer grid in the domain.</text:p>
        <text:p text:style-name="P8"/>
        <text:p text:style-name="P8"/>
        <text:p text:style-name="Normal"/>
        <text:p text:style-name="Normal"/>
        <text:p text:style-name="Heading-3">Example</text:p>
        <text:p text:style-name="Text-body"/>
        <text:p text:style-name="P9"><text:span text:style-name="T7">t = [0:.2:3, 3.5:1:10]; // Time values</text:span></text:p>
        <text:p text:style-name="P9"/>
        <text:p text:style-name="P9"><text:span text:style-name="T7">v = [0 -1.5728 -1.5747 -1.5772 -1.5790 -1.5816 -1.5852 -1.5877 -1.5922 -1.5976 -1.6044 -1.6129 -1.6269 -1.6512, -1.6998 -1.8621 1.7252 1.6124 1.5930 1.5916 1.5708 1.5708 1.5708]; // Example vector</text:span></text:p>
        <text:p text:style-name="P9"/>
        <text:p text:style-name="P9"><text:span text:style-name="T7">f1 = scf(1); // First window</text:span></text:p>
        <text:p text:style-name="P9"><text:span text:style-name="T7">plot(t, v); // Graph with original ‘v’</text:span></text:p>
        <text:p text:style-name="P9"/>
        <text:p text:style-name="P9"><text:span text:style-name="T7">f2 = scf(2); // Second window</text:span></text:p>
        <text:p text:style-name="P9"><text:span text:style-name="T7">f2.figure_position = [810, 200]; // For the windows not to overlap</text:span></text:p>
        <text:p text:style-name="P9"><text:span text:style-name="T7">plot(t, [v</text:span>'<text:span text:style-name="T7"> unwrap(v)</text:span>'<text:span text:style-name="T7">]); // Graph with unwrapped ‘v’</text:span></text:p>
        <text:p text:style-name="P9"/>
        <text:p text:style-name="P9"><text:span text:style-name="T7">// The second window shows, in green over the original blue one, the version of ‘v’ computed by ‘unwrap()'. The phase angle has been corrected, resulting in a 2.6959 jump.</text:span></text:p>
        <text:p text:style-name="Heading-3">Bibliography</text:p>
        <text:p text:style-name="P9"><text:tab/>http://www.mathworks.fr/fr/help/matlab/ref/unwrap.html</text:p>
        <text:p text:style-name="P5">Changelog</text:p>
        <text:p text:style-name="P10"><text:tab/><text:span text:style-name="T2">1.0 – Initial Version </text:span></text:p>
        <text:p text:style-name="P5">Copyright</text:p>
        <text:p text:style-name="P4"><text:tab/>Copyright (c) 2013 - Scilab Enterprises.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-text-text-text-text-text-text-text-text-text-text" style:display-name="Teletype_text_text_text_text_text_text_text_text_text_text_text_text" style:next-style-name="Teletype-text-text-text-text-text-text-text-text-text-text-text-text">
      <style:text-properties style:font-name="DejaVu Sans Mono"/>
    </style:style>
    <style:style style:family="text" style:name="Citation-text-text-text-text-text-text-text-text-text-text-text-text-text-text" style:display-name="Citation_text_text_text_text_text_text_text_text_text_text_text_text_text_text" style:next-style-name="Citation-text-text-text-text-text-text-text-text-text-text-text-text-text-text">
      <style:text-properties fo:font-style="italic"/>
    </style:style>
    <style:style style:family="text" style:name="Bullet-Symbols-text-text-text-text-text-text-text-text-text-text-text-text-text-text" style:display-name="Bullet Symbols_text_text_text_text_text_text_text_text_text_text_text_text_text_text" style:next-style-name="Bullet-Symbols-text-text-text-text-text-text-text-text-text-text-text-text-text-text">
      <style:text-properties style:font-name="OpenSymbol"/>
    </style:style>
    <style:style style:family="text" style:name="Bullet-Symbols-text-text-text-text-text-text-text-text-text-text-text-text" style:display-name="Bullet Symbols_text_text_text_text_text_text_text_text_text_text_text_text" style:next-style-name="Bullet-Symbols-text-text-text-text-text-text-text-text-text-text-text-text">
      <style:text-properties style:font-name="StarSymbol" fo:font-size="9pt"/>
    </style:style>
    <style:style style:family="text" style:name="Source-Text-text-text-text-text-text-text-text-text-text-text-text-text" style:display-name="Source Text_text_text_text_text_text_text_text_text_text_text_text_text" style:next-style-name="Source-Text-text-text-text-text-text-text-text-text-text-text-text-text">
      <style:text-properties style:font-name="Courier New"/>
    </style:style>
    <style:style style:family="text" style:name="Internet-link-text-text-text-text-text-text-text-text-text-text-text-text-text-text" style:display-name="Internet link_text_text_text_text_text_text_text_text_text_text_text_text_text_text" style:next-style-name="Internet-link-text-text-text-text-text-text-text-text-text-text-text-text-text-text">
      <style:text-properties fo:color="#000080" style:text-underline-type="single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